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imesNewRomanPSMT" svg:font-family="TimesNewRomanPSMT" style:font-family-generic="roman"/>
    <style:font-face style:name="Courier New" svg:font-family="'Courier New'" style:font-family-generic="modern" style:font-pitch="fixed"/>
    <style:font-face style:name="Mincho" svg:font-family="Mincho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/>
    <style:style style:name="P3" style:family="paragraph" style:parent-style-name="Text_20_body">
      <style:text-properties fo:language="fr" fo:country="FR"/>
    </style:style>
    <style:style style:name="P4" style:family="paragraph" style:parent-style-name="Text_20_body" style:list-style-name="L1"/>
    <style:style style:name="P5" style:family="paragraph" style:parent-style-name="Text_20_body" style:list-style-name="L1">
      <style:text-properties style:font-name="Arial"/>
    </style:style>
    <style:style style:name="P6" style:family="paragraph" style:parent-style-name="Text_20_body" style:list-style-name="L1">
      <style:text-properties style:font-name="Arial"/>
    </style:style>
    <style:style style:name="P7" style:family="paragraph" style:parent-style-name="Text_20_body" style:list-style-name="L1">
      <style:text-properties style:font-name="Arial"/>
    </style:style>
    <style:style style:name="P8" style:family="paragraph" style:parent-style-name="Text_20_body" style:list-style-name="L1">
      <style:text-properties style:font-name="Arial"/>
    </style:style>
    <style:style style:name="T1" style:family="text">
      <style:text-properties fo:language="fr" fo:country="FR"/>
    </style:style>
    <style:style style:name="T2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3" style:family="text">
      <style:text-properties fo:font-size="12pt" style:font-name-asian="TimesNewRomanPSMT" style:font-size-asian="12pt" style:font-name-complex="TimesNewRomanPSMT" style:font-size-complex="12pt"/>
    </style:style>
    <style:style style:name="T4" style:family="text">
      <style:text-properties style:font-name="Arial" fo:language="fr" fo:country="FR"/>
    </style:style>
    <style:style style:name="T5" style:family="text">
      <style:text-properties style:font-name="Arial" fo:font-size="12pt" fo:language="fr" fo:country="FR" style:font-name-asian="TimesNewRomanPSMT" style:font-size-asian="12pt" style:font-name-complex="TimesNewRomanPSMT" style:font-size-complex="12pt"/>
    </style:style>
    <style:style style:name="T6" style:family="text">
      <style:text-properties style:font-name="Arial" fo:font-size="12pt" style:font-name-asian="TimesNewRomanPSMT" style:font-size-asian="12pt" style:font-name-complex="TimesNewRomanPSMT" style:font-size-complex="12pt"/>
    </style:style>
    <text:list-style style:name="L1">
      <text:list-level-style-bullet text:level="1" text:style-name="Bullet_20_Symbols" style:num-suffix="." text:bullet-char="●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●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●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●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●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●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●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4.502cm" text:min-label-width="0.499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ntroduction</text:h>
      <text:p text:style-name="Text_20_body"><text:span text:style-name="T1">ClamWin </text:span><text:span text:style-name="T4">est une interface graphique pour l'antivirus </text:span><text:a xlink:type="simple" xlink:href="http://www.clamav.net/lang-pref/fr/" office:name="Site Web de ClamAV"><text:span text:style-name="T4">ClamAV</text:span></text:a><text:span text:style-name="T4"> fonctionnant sous Microsoft Windows. </text:span><text:span text:style-name="T5">Un programme d'installation simple à installer est fourni.</text:span></text:p>
      <text:p text:style-name="P3"><text:span text:style-name="T6">Parmi les fonctionnalités,on retrouve:</text:span></text:p>
      <text:list text:style-name="L1">
        <text:list-item>
          <text:p text:style-name="P1"><text:span text:style-name="T6">Planificateur – programmer des analyses antivirus à des heures précises;</text:span></text:p>
        </text:list-item>
        <text:list-item>
          <text:p text:style-name="P5"><text:span text:style-name="T3">Mise à jour automatique des signatures des virus via Internet;</text:span></text:p>
        </text:list-item>
        <text:list-item>
          <text:p text:style-name="P1">Notifications automatique des nouvelles version de ClamWin;</text:p>
        </text:list-item>
        <text:list-item>
          <text:p text:style-name="P5"><text:span text:style-name="T3">Détecteur de virus autonome;</text:span></text:p>
        </text:list-item>
        <text:list-item>
          <text:p text:style-name="P1">Analyse des programmes chargés en mémoire;</text:p>
        </text:list-item>
        <text:list-item>
          <text:p text:style-name="P5"><text:span text:style-name="T3">Intégration dans les menus contextuels à Microsoft Windows Explorer;</text:span></text:p>
        </text:list-item>
        <text:list-item>
          <text:p text:style-name="P5"><text:span text:style-name="T3">Extension pour Microsoft Outlook pour analyser les courriels rentrants et sortants.</text:span></text:p>
        </text:list-item>
      </text:list>
      <text:p text:style-name="Text_20_body">Notez bien que l'antivirus ClamWin n'inclut pas un analyseur temps-réel, ce qui veut dire que vous devez analyser manuellement un fichier pour y détecter un virus. Cependant, L'extension pour <text:span text:style-name="T3">Microsoft Outlook effacera les pièces jointes infectées par des virus, sans intervention de l'utilisateu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imesNewRomanPSMT" svg:font-family="TimesNewRomanPSMT" style:font-family-generic="roman"/>
    <style:font-face style:name="Courier New" svg:font-family="'Courier New'" style:font-family-generic="modern" style:font-pitch="fixed"/>
    <style:font-face style:name="Mincho" svg:font-family="Mincho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Tahoma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Arial1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paragraph-properties fo:text-align="center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6cm" fo:page-height="29.693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1.006cm" fo:page-height="29.693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creation-date>2004-04-26T21:53:29</meta:creation-date>
    <dc:creator>Dylan</dc:creator>
    <dc:date>2007-07-03T20:27:32</dc:date>
    <dc:language>fr-FR</dc:language>
    <meta:editing-cycles>28</meta:editing-cycles>
    <meta:editing-duration>PT2H5M4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1" meta:word-count="126" meta:character-count="917"/>
  </office:meta>
</office:document-meta>
</file>